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75cm"/>
    </style:style>
    <style:style style:name="gr2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P1" style:family="paragraph">
      <style:text-properties fo:font-family="'Courier New'" style:font-style-name="Normal" style:font-family-generic="modern" style:font-pitch="fixed"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family="'Courier New'" style:font-style-name="Normal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429cm" svg:height="5.1cm" svg:x="1.053cm" svg:y="0.1cm">
          <draw:text-box>
            <text:p><text:span text:style-name="T1">/* example of error trap <text:s text:c="34"/>*/</text:span></text:p>
            <text:p><text:span text:style-name="T1">signal on error <text:s text:c="16"/>/* Set the trap. <text:s text:c="10"/>*/</text:span></text:p>
            <text:p><text:span text:style-name="T1"><text:s text:c="5"/></text:span><text:span text:style-name="T1">.</text:span></text:p>
            <text:p><text:span text:style-name="T1"><text:s text:c="5"/></text:span><text:span text:style-name="T1">.</text:span></text:p>
            <text:p><text:span text:style-name="T1"><text:s text:c="5"/></text:span><text:span text:style-name="T1">.</text:span></text:p>
            <text:p><text:span text:style-name="T1">"COPY" <text:s/>file1 file2 <text:s text:c="12"/>/* When an error occurs... */</text:span></text:p>
            <text:p><text:span text:style-name="T1"><text:s text:c="5"/></text:span><text:span text:style-name="T1">.</text:span></text:p>
            <text:p><text:span text:style-name="T1"><text:s text:c="5"/></text:span><text:span text:style-name="T1">.</text:span></text:p>
            <text:p><text:span text:style-name="T1">exit</text:span></text:p>
            <text:p><text:span text:style-name="T1">error: <text:s text:c="25"/>/* ...REXX jumps to here <text:s text:c="2"/>*/</text:span></text:p>
            <text:p><text:span text:style-name="T1">say "Error" rc "at line" sigl</text:span></text:p>
            <text:p><text:span text:style-name="T1">say "Program cannot continue."</text:span></text:p>
            <text:p><text:span text:style-name="T1">exit <text:s text:c="27"/>/* and ends the program. <text:s text:c="2"/>*/</text:span></text:p>
          </draw:text-box>
        </draw:frame>
        <draw:polyline draw:style-name="gr2" draw:text-style-name="P2" draw:layer="layout" svg:width="-0.999cm" svg:height="-1.554cm" svg:x="1.1cm" svg:y="3.804cm" svg:viewBox="0 0 -1000 -1555" draw:points="0,-6053 1000,-6053 1000,-7608 0,-7608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58cm" fo:page-height="5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ean Louis Faucher</meta:initial-creator>
    <meta:creation-date>2009-12-19T18:44:27.79</meta:creation-date>
    <meta:generator>OpenOffice.org/3.1$Win32 OpenOffice.org_project/310m19$Build-9420</meta:generator>
    <dc:date>2009-12-19T21:52:31.03</dc:date>
    <dc:creator>Jean Louis Faucher</dc:creator>
    <meta:editing-duration>PT01H02M53S</meta:editing-duration>
    <meta:editing-cycles>7</meta:editing-cycles>
    <meta:document-statistic meta:object-count="2"/>
  </office:meta>
</office:document-meta>
</file>